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25cm" fo:min-width="2.433cm"/>
    </style:style>
    <style:style style:name="gr2" style:family="graphic" style:parent-style-name="standard">
      <style:graphic-properties draw:stroke="none" svg:stroke-color="#000000" draw:fill="none" draw:fill-color="#ffffff" fo:min-height="0.4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5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25cm" fo:min-width="2.432cm"/>
    </style:style>
    <style:style style:name="gr6" style:family="graphic" style:parent-style-name="standard">
      <style:graphic-properties draw:stroke="none" svg:stroke-color="#000000" draw:fill="none" draw:fill-color="#ffffff" fo:min-height="0.4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65cm"/>
      <style:paragraph-properties style:writing-mode="lr-tb"/>
    </style:style>
    <style:style style:name="gr8" style:family="graphic" style:parent-style-name="standard">
      <style:graphic-properties draw:fill-color="#5eb91e" draw:textarea-horizontal-align="justify" draw:textarea-vertical-align="middle" draw:auto-grow-height="false" fo:min-height="3.54cm" fo:min-width="12.89cm"/>
    </style:style>
    <style:style style:name="gr9" style:family="graphic" style:parent-style-name="standard">
      <style:graphic-properties draw:textarea-horizontal-align="justify" draw:textarea-vertical-align="middle" draw:auto-grow-height="false" fo:min-height="1.556cm" fo:min-width="9.806cm"/>
    </style:style>
    <style:style style:name="gr10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2" style:family="graphic" style:parent-style-name="standard">
      <style:graphic-properties svg:stroke-color="#bbe33d" draw:fill-color="#bbe33d" draw:textarea-horizontal-align="justify" draw:textarea-vertical-align="middle" draw:auto-grow-height="false" fo:min-height="0.952cm" fo:min-width="2.612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95cm"/>
      <style:paragraph-properties style:writing-mode="lr-tb"/>
    </style:style>
    <style:style style:name="gr14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solid"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5eb91e"/>
      <style:paragraph-properties fo:text-align="center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bbe33d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43cm" svg:height="3.185cm" svg:x="12.484cm" svg:y="20.0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19cm" svg:height="0.692cm" svg:x="13.146cm" svg:y="20.432cm">
          <draw:text-box>
            <text:p text:style-name="P2"><text:span text:style-name="T1">Worker0</text:span></text:p>
          </draw:text-box>
        </draw:frame>
        <draw:frame draw:style-name="gr3" draw:text-style-name="P5" draw:layer="layout" svg:width="2.583cm" svg:height="1.073cm" svg:x="12.817cm" svg:y="21.097cm">
          <draw:text-box>
            <text:p text:style-name="P4"><text:span text:style-name="T2">P1</text:span><text:span text:style-name="T2">、</text:span><text:span text:style-name="T2">P2</text:span><text:span text:style-name="T2">、</text:span><text:span text:style-name="T2">C1</text:span><text:span text:style-name="T2">、</text:span><text:span text:style-name="T2">C2</text:span></text:p>
          </draw:text-box>
        </draw:frame>
        <draw:frame draw:style-name="gr4" draw:text-style-name="P7" draw:layer="layout" svg:width="3.044cm" svg:height="0.662cm" svg:x="12.617cm" svg:y="22.108cm">
          <draw:text-box>
            <text:p text:style-name="P6"><text:span text:style-name="T3">UsedRes:56%</text:span></text:p>
          </draw:text-box>
        </draw:frame>
        <draw:custom-shape draw:style-name="gr5" draw:text-style-name="P1" draw:layer="layout" svg:width="3.242cm" svg:height="3.185cm" svg:x="8.845cm" svg:y="20.0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19cm" svg:height="0.692cm" svg:x="9.507cm" svg:y="20.432cm">
          <draw:text-box>
            <text:p text:style-name="P2"><text:span text:style-name="T1">Worker1</text:span></text:p>
          </draw:text-box>
        </draw:frame>
        <draw:frame draw:style-name="gr6" draw:text-style-name="P8" draw:layer="layout" svg:width="3.044cm" svg:height="0.865cm" svg:x="8.977cm" svg:y="21.208cm">
          <draw:text-box>
            <text:p text:style-name="P1"><text:span text:style-name="T4">C1</text:span><text:span text:style-name="T4">、</text:span><text:span text:style-name="T4">C2</text:span></text:p>
          </draw:text-box>
        </draw:frame>
        <draw:frame draw:style-name="gr4" draw:text-style-name="P7" draw:layer="layout" svg:width="3.044cm" svg:height="0.662cm" svg:x="8.977cm" svg:y="22.108cm">
          <draw:text-box>
            <text:p text:style-name="P6"><text:span text:style-name="T3">UsedRes:56%</text:span></text:p>
          </draw:text-box>
        </draw:frame>
        <draw:custom-shape draw:style-name="gr5" draw:text-style-name="P1" draw:layer="layout" svg:width="3.242cm" svg:height="3.185cm" svg:x="1.5cm" svg:y="20.0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19cm" svg:height="0.692cm" svg:x="2.162cm" svg:y="20.432cm">
          <draw:text-box>
            <text:p text:style-name="P2"><text:span text:style-name="T1">Worker2</text:span></text:p>
          </draw:text-box>
        </draw:frame>
        <draw:frame draw:style-name="gr6" draw:text-style-name="P8" draw:layer="layout" svg:width="3.044cm" svg:height="0.725cm" svg:x="1.632cm" svg:y="21.208cm">
          <draw:text-box>
            <text:p text:style-name="P1"><text:span text:style-name="T4">C2</text:span></text:p>
          </draw:text-box>
        </draw:frame>
        <draw:frame draw:style-name="gr4" draw:text-style-name="P7" draw:layer="layout" svg:width="3.044cm" svg:height="0.662cm" svg:x="1.632cm" svg:y="22.108cm">
          <draw:text-box>
            <text:p text:style-name="P6"><text:span text:style-name="T3">UsedRes:56%</text:span></text:p>
          </draw:text-box>
        </draw:frame>
        <draw:custom-shape draw:style-name="gr5" draw:text-style-name="P1" draw:layer="layout" svg:width="3.242cm" svg:height="3.185cm" svg:x="5.206cm" svg:y="20.0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19cm" svg:height="0.692cm" svg:x="5.867cm" svg:y="20.432cm">
          <draw:text-box>
            <text:p text:style-name="P2"><text:span text:style-name="T1">Worker3</text:span></text:p>
          </draw:text-box>
        </draw:frame>
        <draw:frame draw:style-name="gr6" draw:text-style-name="P8" draw:layer="layout" svg:width="3.044cm" svg:height="0.725cm" svg:x="5.338cm" svg:y="21.208cm">
          <draw:text-box>
            <text:p text:style-name="P1"><text:span text:style-name="T4">C2</text:span></text:p>
          </draw:text-box>
        </draw:frame>
        <draw:frame draw:style-name="gr4" draw:text-style-name="P7" draw:layer="layout" svg:width="3.044cm" svg:height="0.662cm" svg:x="5.338cm" svg:y="22.108cm">
          <draw:text-box>
            <text:p text:style-name="P6"><text:span text:style-name="T3">UsedRes:78%</text:span></text:p>
          </draw:text-box>
        </draw:frame>
        <draw:custom-shape draw:style-name="gr5" draw:text-style-name="P1" draw:layer="layout" svg:width="3.242cm" svg:height="3.185cm" svg:x="16.058cm" svg:y="20.0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19cm" svg:height="0.692cm" svg:x="16.719cm" svg:y="20.432cm">
          <draw:text-box>
            <text:p text:style-name="P2"><text:span text:style-name="T1">Worker4</text:span></text:p>
          </draw:text-box>
        </draw:frame>
        <draw:frame draw:style-name="gr3" draw:text-style-name="P5" draw:layer="layout" svg:width="2.61cm" svg:height="1.073cm" svg:x="16.4cm" svg:y="21.08cm">
          <draw:text-box>
            <text:p text:style-name="P4"><text:span text:style-name="T2">P1</text:span><text:span text:style-name="T2">、</text:span><text:span text:style-name="T2">P2</text:span><text:span text:style-name="T2">、</text:span><text:span text:style-name="T2">C1</text:span><text:span text:style-name="T2">、</text:span><text:span text:style-name="T2">C2</text:span></text:p>
          </draw:text-box>
        </draw:frame>
        <draw:frame draw:style-name="gr4" draw:text-style-name="P7" draw:layer="layout" svg:width="3.044cm" svg:height="0.662cm" svg:x="16.19cm" svg:y="22.108cm">
          <draw:text-box>
            <text:p text:style-name="P6"><text:span text:style-name="T3">UsedRes:67%</text:span></text:p>
          </draw:text-box>
        </draw:frame>
        <draw:frame draw:style-name="gr7" draw:text-style-name="P9" draw:layer="layout" svg:width="0.86cm" svg:height="1.195cm" svg:x="6.397cm" svg:y="18.9cm">
          <draw:text-box>
            <text:p text:style-name="P1"><text:span text:style-name="T5">1</text:span></text:p>
          </draw:text-box>
        </draw:frame>
        <draw:frame draw:style-name="gr7" draw:text-style-name="P9" draw:layer="layout" svg:width="0.86cm" svg:height="1.195cm" svg:x="10.036cm" svg:y="18.9cm">
          <draw:text-box>
            <text:p text:style-name="P1"><text:span text:style-name="T5">2</text:span></text:p>
          </draw:text-box>
        </draw:frame>
        <draw:frame draw:style-name="gr7" draw:text-style-name="P9" draw:layer="layout" svg:width="0.861cm" svg:height="1.195cm" svg:x="13.675cm" svg:y="18.9cm">
          <draw:text-box>
            <text:p text:style-name="P1"><text:span text:style-name="T5">3</text:span></text:p>
          </draw:text-box>
        </draw:frame>
        <draw:frame draw:style-name="gr7" draw:text-style-name="P9" draw:layer="layout" svg:width="0.86cm" svg:height="1.195cm" svg:x="17.183cm" svg:y="18.9cm">
          <draw:text-box>
            <text:p text:style-name="P1"><text:span text:style-name="T5">4</text:span></text:p>
          </draw:text-box>
        </draw:frame>
        <draw:frame draw:style-name="gr7" draw:text-style-name="P9" draw:layer="layout" svg:width="0.86cm" svg:height="1.195cm" svg:x="2.625cm" svg:y="18.9cm">
          <draw:text-box>
            <text:p text:style-name="P1"><text:span text:style-name="T5">0</text:span></text:p>
          </draw:text-box>
        </draw:frame>
        <draw:custom-shape draw:style-name="gr8" draw:text-style-name="P10" draw:layer="layout" svg:width="13.8cm" svg:height="4.2cm" svg:x="3.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" draw:id="id1" draw:layer="layout" svg:width="10.5cm" svg:height="2cm" svg:x="5.1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3.2cm" svg:height="1.119cm" svg:x="9cm" svg:y="11.281cm">
          <draw:text-box>
            <text:p text:style-name="P11"><text:span text:style-name="T6">Miner</text:span></text:p>
          </draw:text-box>
        </draw:frame>
        <draw:frame draw:style-name="gr11" draw:text-style-name="P14" draw:layer="layout" svg:width="4.3cm" svg:height="1.038cm" svg:x="8.3cm" svg:y="13.1cm">
          <draw:text-box>
            <text:p text:style-name="P13"><text:span text:style-name="T7">Scheduler</text:span></text:p>
          </draw:text-box>
        </draw:frame>
        <draw:custom-shape draw:style-name="gr12" draw:text-style-name="P15" draw:layer="layout" svg:width="4.4cm" svg:height="1.7cm" svg:x="8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4.1cm" svg:height="1.2cm" svg:x="8.6cm" svg:y="4.8cm">
          <draw:text-box>
            <text:p text:style-name="P13"><text:span text:style-name="T7">Commit2</text:span></text:p>
          </draw:text-box>
        </draw:frame>
        <draw:connector draw:style-name="gr14" draw:text-style-name="P16" draw:layer="layout" draw:type="curve" svg:x1="10.35cm" svg:y1="14.6cm" svg:x2="3.696cm" svg:y2="18.482cm" draw:start-shape="id1" draw:start-glue-point="2" svg:d="M10350 14600c0 3288-6654 1347-6654 3882" svg:viewBox="0 0 6655 3883">
          <text:p/>
        </draw:connector>
        <draw:line draw:style-name="gr15" draw:text-style-name="P16" draw:layer="layout" svg:x1="10.7cm" svg:y1="6.3cm" svg:x2="10.7cm" svg:y2="10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0:17:54.236594468</meta:creation-date>
    <dc:date>2020-07-05T21:24:05.851098233</dc:date>
    <meta:editing-duration>PT1M36S</meta:editing-duration>
    <meta:editing-cycles>2</meta:editing-cycles>
    <meta:generator>LibreOffice/6.4.4.2$Linux_X86_64 LibreOffice_project/40$Build-2</meta:generator>
    <meta:document-statistic meta:object-count="33"/>
  </office:meta>
</office:document-meta>
</file>